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4009538" text:style-name="L1">
        <text:list-item>
          <text:p text:style-name="P1">Natural warming caused when gases in the atmosphere absorb thermal energy</text:p>
        </text:list-item>
        <text:list-item>
          <text:p text:style-name="P1">Helps maintain temperature fluctuations</text:p>
        </text:list-item>
        <text:list-item>
          <text:p text:style-name="P1">Without this, most energy would radiate back into space.</text:p>
        </text:list-item>
        <text:list-item>
          <text:p text:style-name="P1">Some of the suns energy is reflected back into space</text:p>
        </text:list-item>
        <text:list-item>
          <text:p text:style-name="P1">Greenhouse gases in the atmosohere trap some of the heat</text:p>
        </text:list-item>
        <text:list-item>
          <text:p text:style-name="P1">Solar energy passes through the atmosphere, warming the Earth.</text:p>
        </text:list-item>
        <text:list-item>
          <text:p text:style-name="P1">Wind<text:tab/></text:p>
          <text:list>
            <text:list-item>
              <text:p text:style-name="P1">Wind is the movement of air from high pressure area to a low lressure areas</text:p>
              <text:list>
                <text:list-item>
                  <text:p text:style-name="P1">Results from uneven heating of Earth's surface</text:p>
                </text:list-item>
                <text:list-item>
                  <text:p text:style-name="P1">Warm are rises, cool air sinks.</text:p>
                </text:list-item>
              </text:list>
            </text:list-item>
            <text:list-item>
              <text:p text:style-name="P1">Ocean currents</text:p>
              <text:list>
                <text:list-item>
                  <text:p text:style-name="P1">The movement of currents at the surface of the oceans is driven by the wind blowing over the water</text:p>
                  <text:list>
                    <text:list-item>
                      <text:p text:style-name="P1">Prevailing winds</text:p>
                      <text:list>
                        <text:list-item>
                          <text:p text:style-name="P1">Air currents</text:p>
                        </text:list-item>
                      </text:list>
                    </text:list-item>
                    <text:list-item>
                      <text:p text:style-name="P1">Westerly Winds</text:p>
                      <text:list>
                        <text:list-item>
                          <text:p text:style-name="P1">Winds at top and bottom of the globe</text:p>
                        </text:list-item>
                      </text:list>
                    </text:list-item>
                    <text:list-item>
                      <text:p text:style-name="P1">Trade winds</text:p>
                      <text:list>
                        <text:list-item>
                          <text:p text:style-name="P1">Winds found near equator (tropics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Hydrosphere and climate</text:p>
          <text:list>
            <text:list-item>
              <text:p text:style-name="P1">Heat reservoirs</text:p>
              <text:list>
                <text:list-item>
                  <text:p text:style-name="P1">Oceans hold more heat than the atmosphere</text:p>
                  <text:list>
                    <text:list-item>
                      <text:p text:style-name="P1">Oceans have a high heat capacity -&gt; Needs a large quantity of heat to change temp. Compared tothe land.</text:p>
                    </text:list-item>
                  </text:list>
                </text:list-item>
              </text:list>
            </text:list-item>
            <text:list-item>
              <text:p text:style-name="P1">Albedo</text:p>
              <text:list>
                <text:list-item>
                  <text:p text:style-name="P1">An object's ability to reflect sunlight</text:p>
                  <text:list>
                    <text:list-item>
                      <text:p text:style-name="P1">Ice, snow can reflect solar radiation because of light colouring. Oceans are darker and reflect less.</text:p>
                    </text:list-item>
                    <text:list-item>
                      <text:p text:style-name="P1">Ice/snow = 80-90%</text:p>
                    </text:list-item>
                    <text:list-item>
                      <text:p text:style-name="P1">Ocean surface albedo = 7%</text:p>
                    </text:list-item>
                  </text:list>
                </text:list-item>
              </text:list>
            </text:list-item>
            <text:list-item>
              <text:p text:style-name="P1">Continents and Climate</text:p>
              <text:list>
                <text:list-item>
                  <text:p text:style-name="P1">Tectonic plates</text:p>
                  <text:list>
                    <text:list-item>
                      <text:p text:style-name="P1">Shifting continents affect water and air circulation.</text:p>
                    </text:list-item>
                    <text:list-item>
                      <text:p text:style-name="P1">Formation of mountain change wind and precepipitation</text:p>
                    </text:list-item>
                  </text:list>
                </text:list-item>
                <text:list-item>
                  <text:p text:style-name="P1">Volcanos</text:p>
                  <text:list>
                    <text:list-item>
                      <text:p text:style-name="P1">Ash and other particles reflect solar radiation (cooling effect)</text:p>
                    </text:list-item>
                    <text:list-item>
                      <text:p text:style-name="P1">Some eruptions can increase temps by releasing greenhouse gas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Humans</text:p>
          <text:list>
            <text:list-item>
              <text:p text:style-name="P1">Increase fossil fuels</text:p>
            </text:list-item>
            <text:list-item>
              <text:p text:style-name="P1">Industrial revolution</text:p>
            </text:list-item>
            <text:list-item>
              <text:p text:style-name="P1">Waste products</text:p>
            </text:list-item>
            <text:list-item>
              <text:p text:style-name="P1">Greenhouse effec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6-12T08:38:42</meta:creation-date>
    <meta:generator>LibreOffice/3.5$Linux_x86 LibreOffice_project/350m1$Build-2</meta:generator>
    <dc:date>2012-06-12T09:01:55</dc:date>
    <dc:creator>Jack McCracken</dc:creator>
    <meta:editing-duration>P0D</meta:editing-duration>
    <meta:editing-cycles>1</meta:editing-cycles>
    <meta:document-statistic meta:table-count="0" meta:image-count="0" meta:object-count="0" meta:page-count="1" meta:paragraph-count="39" meta:word-count="273" meta:character-count="1498" meta:non-whitespace-character-count="1302"/>
  </office:meta>
</office:document-meta>
</file>